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8580"/>
    </style:style>
    <style:style style:name="P2" style:family="paragraph" style:parent-style-name="Standard">
      <style:text-properties officeooo:paragraph-rsid="0014b1ef"/>
    </style:style>
    <style:style style:name="P3" style:family="paragraph" style:parent-style-name="Standard">
      <style:text-properties officeooo:paragraph-rsid="001690d4"/>
    </style:style>
    <style:style style:name="T1" style:family="text">
      <style:text-properties officeooo:rsid="00138580"/>
    </style:style>
    <style:style style:name="T2" style:family="text">
      <style:text-properties officeooo:rsid="0014b1ef"/>
    </style:style>
    <style:style style:name="T3" style:family="text">
      <style:text-properties officeooo:rsid="001690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asse boolContainer :</text:span></text:p>
      <text:p text:style-name="P1"><text:span text:style-name="T1"/></text:p>
      <text:p text:style-name="P1"><text:span text:style-name="T1">Attributs:</text:span></text:p>
      <text:p text:style-name="P1"><text:span text:style-name="T1"/></text:p>
      <text:p text:style-name="P1"><text:span text:style-name="T1">entier tailleUtilisee</text:span></text:p>
      <text:p text:style-name="P1"><text:span text:style-name="T1">entier tailleDispo</text:span></text:p>
      <text:p text:style-name="P2"><text:span text:style-name="T2">pointeur sur booleen tab</text:span></text:p>
      <text:p text:style-name="P1"><text:span text:style-name="T1"/></text:p>
      <text:p text:style-name="P1"><text:span text:style-name="T1">Méthodes publiques :</text:span></text:p>
      <text:p text:style-name="P1"><text:span text:style-name="T1"/></text:p>
      <text:p text:style-name="P1"><text:span text:style-name="T1">Constructeur par défaut (nouvelleTaille = 10 par défaut) :</text:span></text:p>
      <text:p text:style-name="P1"><text:span text:style-name="T1">tailleUtilisee ← 0</text:span></text:p>
      <text:p text:style-name="P1"><text:span text:style-name="T1">tailleDispo ← nouvelleTaille</text:span></text:p>
      <text:p text:style-name="P1"><text:span text:style-name="T1">tab ← nouveau tableau de booléens de longueur tailleDispo</text:span></text:p>
      <text:p text:style-name="P1"><text:span text:style-name="T1"/></text:p>
      <text:p text:style-name="P1"><text:span text:style-name="T1">Constructeur (tableau statique de booléens newTab, saTaille) :</text:span></text:p>
      <text:p text:style-name="P1"><text:span text:style-name="T1">tailleUtilisee ← saTaille</text:span></text:p>
      <text:p text:style-name="P1"><text:span text:style-name="T1">tailleDispo ← saTaille</text:span></text:p>
      <text:p text:style-name="P1"><text:span text:style-name="T1">tab ← affectation une à une des valeurs de newTab</text:span></text:p>
      <text:p text:style-name="P1"><text:span text:style-name="T1"/></text:p>
      <text:p text:style-name="P3"><text:span text:style-name="T3">Destructeur()</text:span></text:p>
      <text:p text:style-name="P3"><text:span text:style-name="T3">detruit le tableau</text:span></text:p>
      <text:p text:style-name="P1"><text:span text:style-name="T1"/></text:p>
      <text:p text:style-name="P1"><text:span text:style-name="T1">Afficher :</text:span></text:p>
      <text:p text:style-name="P1"><text:span text:style-name="T1">Affichage de tailleUtilisee et tailleDispo</text:span></text:p>
      <text:p text:style-name="P1"><text:span text:style-name="T1">Affichage standard de tous les éléments un à un</text:span></text:p>
      <text:p text:style-name="P1"><text:span text:style-name="T1"/></text:p>
      <text:p text:style-name="P1"><text:span text:style-name="T1">Ajouter(booléen b) :</text:span></text:p>
      <text:p text:style-name="P1"><text:span text:style-name="T1">Si tailleDispo = tailleUtilisee alors </text:span><text:span text:style-name="T2">appel de </text:span><text:span text:style-name="T3">Ajuster</text:span><text:span text:style-name="T2">(tailleUtilisee+1)</text:span></text:p>
      <text:p text:style-name="P2"><text:span text:style-name="T2">Ajout du booléen en fin de tableau</text:span></text:p>
      <text:p text:style-name="P1"><text:span text:style-name="T1"/></text:p>
      <text:p text:style-name="P2"><text:span text:style-name="T2">Retirer(entier debut, entier longueur = 1 par défaut) :</text:span></text:p>
      <text:p text:style-name="P2"><text:span text:style-name="T2">Création d'un nouveau tableau de taille tailleUtilisee – longueur</text:span></text:p>
      <text:p text:style-name="P2"><text:span text:style-name="T2">Copie de tous les éléments de tab vers ce tableau sauf ceux qui sont supprimés (de début à début + longueur)</text:span></text:p>
      <text:p text:style-name="P2"><text:span text:style-name="T2">Mise à jour du pointeur</text:span></text:p>
      <text:p text:style-name="P2"><text:span text:style-name="T2"/></text:p>
      <text:p text:style-name="P3"><text:span text:style-name="T3">Ajuster(entier nouvelleTaille) :</text:span></text:p>
      <text:p text:style-name="P3"><text:span text:style-name="T2">Si nouvelleTaille &lt; tailleUtlisee alors renvoi du code d'erreur 100</text:span></text:p>
      <text:p text:style-name="P3"><text:span text:style-name="T2">Crée un nouveau tableau de taille nouvelleTaille et le remplit avec les éléments de l'ancien tableau avec mise à jour de l'adresse du pointeur tab</text:span></text:p>
      <text:p text:style-name="P3"><text:span text:style-name="T2">Met a jour les attributs TailleDispo et TailleUtilisee</text:span></text:p>
      <text:p text:style-name="P3"><text:span text:style-name="T2"/></text:p>
      <text:p text:style-name="P3"><text:span text:style-name="T3">Réunir(</text:span><text:span text:style-name="T1">boolContainer </text:span><text:span text:style-name="T3">c2) :</text:span></text:p>
      <text:p text:style-name="P3"><text:span text:style-name="T3">Ajuster(tailleUtilisee+c2.tailleUtilisee)</text:span></text:p>
      <text:p text:style-name="P3"><text:span text:style-name="T3">Ajouter un à un les éléments de c2</text:span></text:p>
      <text:p text:style-name="P1"><text:span text:style-name="T1"/></text:p>
      <text:p text:style-name="P2"><text:span text:style-name="T2">Méthodes privées :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ern Haumont</meta:initial-creator>
    <meta:creation-date>2015-10-05T15:04:57.99</meta:creation-date>
    <dc:date>2015-10-05T15:50:33.15</dc:date>
    <dc:creator>Edern Haumont</dc:creator>
    <meta:editing-duration>PT14M33S</meta:editing-duration>
    <meta:editing-cycles>1</meta:editing-cycles>
    <meta:document-statistic meta:table-count="0" meta:image-count="0" meta:object-count="0" meta:page-count="2" meta:paragraph-count="34" meta:word-count="205" meta:character-count="1360" meta:non-whitespace-character-count="1187"/>
    <meta:generator>LibreOffice/4.0.5.2$Windows_x86 LibreOffice_project/5464147a081647a250913f19c0715bca595af2f</meta:generator>
  </office:meta>
</office:document-meta>
</file>